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L1">
      <style:paragraph-properties fo:text-align="justify" style:justify-single-word="false"/>
      <style:text-properties fo:font-style="normal" officeooo:rsid="001c9c1f" officeooo:paragraph-rsid="001c9c1f" style:font-style-asian="normal" style:font-style-complex="normal"/>
    </style:style>
    <style:style style:name="P2" style:family="paragraph" style:parent-style-name="Standard" style:list-style-name="L1">
      <style:paragraph-properties fo:text-align="justify" style:justify-single-word="false"/>
      <style:text-properties fo:font-style="normal" officeooo:rsid="001db76f" officeooo:paragraph-rsid="001c9c1f" style:font-style-asian="normal" style:font-style-complex="normal"/>
    </style:style>
    <style:style style:name="P3" style:family="paragraph" style:parent-style-name="Standard">
      <style:paragraph-properties fo:text-align="justify" style:justify-single-word="false"/>
      <style:text-properties fo:font-style="normal" officeooo:rsid="001ee31f" officeooo:paragraph-rsid="001b4857" style:font-style-asian="normal" style:font-style-complex="normal"/>
    </style:style>
    <style:style style:name="P4" style:family="paragraph" style:parent-style-name="Standard">
      <style:paragraph-properties fo:text-align="justify" style:justify-single-word="false"/>
      <style:text-properties officeooo:rsid="001c9c1f" officeooo:paragraph-rsid="001c9c1f"/>
    </style:style>
    <style:style style:name="P5" style:family="paragraph" style:parent-style-name="Standard" style:list-style-name="L1">
      <style:paragraph-properties fo:text-align="justify" style:justify-single-word="false"/>
      <style:text-properties officeooo:rsid="001c9c1f" officeooo:paragraph-rsid="001c9c1f"/>
    </style:style>
    <style:style style:name="P6" style:family="paragraph" style:parent-style-name="Standard">
      <style:paragraph-properties fo:text-align="justify" style:justify-single-word="false"/>
      <style:text-properties officeooo:rsid="001ee31f" officeooo:paragraph-rsid="001b4857"/>
    </style:style>
    <style:style style:name="P7" style:family="paragraph" style:parent-style-name="Standard">
      <style:paragraph-properties fo:text-align="justify" style:justify-single-word="false"/>
      <style:text-properties fo:font-size="14pt" officeooo:rsid="001b4857" officeooo:paragraph-rsid="001b4857" style:font-size-asian="14pt" style:font-size-complex="14pt"/>
    </style:style>
    <style:style style:name="P8" style:family="paragraph" style:parent-style-name="Standard">
      <loext:graphic-properties draw:fill="none"/>
      <style:paragraph-properties fo:margin-left="0cm" fo:margin-right="0cm" fo:text-align="justify" style:justify-single-word="false" fo:text-indent="1.199cm" style:auto-text-indent="false" fo:background-color="transparent"/>
      <style:text-properties officeooo:rsid="001b4857" officeooo:paragraph-rsid="001b4857"/>
    </style:style>
    <style:style style:name="P9" style:family="paragraph" style:parent-style-name="Standard">
      <style:paragraph-properties fo:text-align="justify" style:justify-single-word="false"/>
      <style:text-properties officeooo:rsid="001b4857" officeooo:paragraph-rsid="001b4857"/>
    </style:style>
    <style:style style:name="P10" style:family="paragraph" style:parent-style-name="Standard">
      <style:paragraph-properties fo:text-align="justify" style:justify-single-word="false"/>
      <style:text-properties officeooo:rsid="0023fa9b" officeooo:paragraph-rsid="0023fa9b"/>
    </style:style>
    <style:style style:name="P11" style:family="paragraph" style:parent-style-name="Standard">
      <style:paragraph-properties fo:text-align="justify" style:justify-single-word="false"/>
      <style:text-properties officeooo:paragraph-rsid="001b4857"/>
    </style:style>
    <style:style style:name="T1" style:family="text">
      <style:text-properties officeooo:rsid="001c0617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c0617" style:font-style-asian="italic" style:font-style-complex="italic"/>
    </style:style>
    <style:style style:name="T4" style:family="text">
      <style:text-properties fo:font-style="italic" officeooo:rsid="001db76f" style:font-style-asian="italic" style:font-style-complex="italic"/>
    </style:style>
    <style:style style:name="T5" style:family="text">
      <style:text-properties fo:font-style="italic" officeooo:rsid="00227d1e" style:font-style-asian="italic" style:font-style-complex="italic"/>
    </style:style>
    <style:style style:name="T6" style:family="text">
      <style:text-properties fo:font-style="italic" officeooo:rsid="00233337" style:font-style-asian="italic" style:font-style-complex="italic"/>
    </style:style>
    <style:style style:name="T7" style:family="text">
      <style:text-properties fo:font-style="italic" officeooo:rsid="0023fa9b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1c0617" style:font-style-asian="normal" style:font-style-complex="normal"/>
    </style:style>
    <style:style style:name="T10" style:family="text">
      <style:text-properties fo:font-style="normal" officeooo:rsid="001db76f" style:font-style-asian="normal" style:font-style-complex="normal"/>
    </style:style>
    <style:style style:name="T11" style:family="text">
      <style:text-properties fo:font-style="normal" officeooo:rsid="001ee31f" style:font-style-asian="normal" style:font-style-complex="normal"/>
    </style:style>
    <style:style style:name="T12" style:family="text">
      <style:text-properties fo:font-style="normal" officeooo:rsid="0020d949" style:font-style-asian="normal" style:font-style-complex="normal"/>
    </style:style>
    <style:style style:name="T13" style:family="text">
      <style:text-properties fo:font-style="normal" officeooo:rsid="00227d1e" style:font-style-asian="normal" style:font-style-complex="normal"/>
    </style:style>
    <style:style style:name="T14" style:family="text">
      <style:text-properties fo:font-style="normal" officeooo:rsid="00233337" style:font-style-asian="normal" style:font-style-complex="normal"/>
    </style:style>
    <style:style style:name="T15" style:family="text">
      <style:text-properties fo:font-style="normal" officeooo:rsid="0023fa9b" style:font-style-asian="normal" style:font-style-complex="normal"/>
    </style:style>
    <style:style style:name="T16" style:family="text">
      <style:text-properties officeooo:rsid="001db76f"/>
    </style:style>
    <style:style style:name="T17" style:family="text">
      <style:text-properties fo:language="pt" fo:country="PT"/>
    </style:style>
    <style:style style:name="T18" style:family="text">
      <style:text-properties fo:language="pt" fo:country="PT" fo:font-style="normal" officeooo:rsid="001ee31f" style:font-style-asian="normal" style:font-style-complex="normal"/>
    </style:style>
    <style:style style:name="T19" style:family="text">
      <style:text-properties fo:language="pt" fo:country="PT" fo:font-style="normal" officeooo:rsid="0020d949" style:font-style-asian="normal" style:font-style-complex="normal"/>
    </style:style>
    <style:style style:name="T20" style:family="text">
      <style:text-properties fo:language="pt" fo:country="PT" fo:font-style="italic" officeooo:rsid="0020d949" style:font-style-asian="italic" style:font-style-complex="italic"/>
    </style:style>
    <style:style style:name="T21" style:family="text">
      <style:text-properties fo:language="pt" fo:country="PT" fo:font-style="italic" officeooo:rsid="0021900b" style:font-style-asian="italic" style:font-style-complex="italic"/>
    </style:style>
    <style:style style:name="T22" style:family="text">
      <style:text-properties fo:language="pt" fo:country="PT" fo:font-style="italic" officeooo:rsid="00227d1e" style:font-style-asian="italic" style:font-style-complex="italic"/>
    </style:style>
    <style:style style:name="T23" style:family="text">
      <style:text-properties fo:language="pt" fo:country="PT" officeooo:rsid="0021900b"/>
    </style:style>
    <style:style style:name="T24" style:family="text">
      <style:text-properties fo:language="pt" fo:country="PT" officeooo:rsid="00227d1e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Resumo do artigo: “The Google File System”</text:p>
      <text:p text:style-name="P8">O GFS(Google File System) é <text:span text:style-name="T1">um sistema de arquivos distribuído que foi projetado para ser usado em ambientes que: Possuem arquivos grandes e a maioria das operações são de leituras e </text:span><text:span text:style-name="T3">record appends. </text:span><text:span text:style-name="T9">O GFS foi projetado para que estas operações sejam eficientes. </text:span></text:p>
      <text:p text:style-name="P4"><text:span text:style-name="T9">O</text:span><text:span text:style-name="T8">s ambiente para que o GFS foi projetado são da seguinte maneira:</text:span></text:p>
      <text:list xml:id="list2831366146" text:style-name="L1">
        <text:list-item>
          <text:p text:style-name="P1">Arquivos são grandes.</text:p>
        </text:list-item>
        <text:list-item>
          <text:p text:style-name="P1">Cada arquivo tipicamente contem muitos objetos de aplicação como documentos de web</text:p>
        </text:list-item>
        <text:list-item>
          <text:p text:style-name="P5"><text:span text:style-name="T8">Bases de dados que crescem rapidamente com vários objetos </text:span><text:span text:style-name="T10">em vês de vários dados separados em arquivos diferentes.</text:span></text:p>
        </text:list-item>
        <text:list-item>
          <text:p text:style-name="P5"><text:span text:style-name="T10">A maioria das modificações feitas em arquivos são utilizando </text:span><text:span text:style-name="T4">record append</text:span><text:span text:style-name="T10">(adicionar dados em uma parte do arquivo que não está sendo utilizada).</text:span></text:p>
        </text:list-item>
        <text:list-item>
          <text:p text:style-name="P5"><text:span text:style-name="T10">Reescrita(</text:span><text:span text:style-name="T4">Random Writes</text:span><text:span text:style-name="T10">) dentro de arquivos é praticamente inexistente.</text:span></text:p>
        </text:list-item>
        <text:list-item>
          <text:p text:style-name="P2">Quando escritos os arquivos tendem a ser somente utilizados em leituras.</text:p>
        </text:list-item>
      </text:list>
      <text:p text:style-name="P9"><text:tab/><text:span text:style-name="T16">Exemplos de aplicações que possuem estás características são: Fluxos de dados contínuos gerados por aplicações que estão sendo executadas, </text:span><text:span text:style-name="T4">logs </text:span><text:span text:style-name="T10">de aplicações, resultados intermediários produzidos em uma maquina que serão processados por outra, entre outras.</text:span></text:p>
      <text:p text:style-name="P11"><text:span text:style-name="T10"><text:tab/></text:span><text:span text:style-name="T11">O GFS foi projetado para conseguir funcionar em equipamentos baratos, estes componentes tendem a falhar, é preciso constantemente monitorar a si mesmo e detectar tolerar e se recuperar prontamente após falhas de componentes </text:span><text:span text:style-name="T12">ro</text:span><text:span text:style-name="T18">tineiramente.</text:span><text:span text:style-name="T19"> O sistema guardará uma modesta quantidade de arquivos, tipicamente com 100 MB ou maior, arquivos pequenos devem ser suportados mas não foram otimizados. O sistema implementa uma sincronização nos </text:span><text:span text:style-name="T20">record appends</text:span><text:span text:style-name="T19"> para que seja possível vários clientes concorrentemente façam </text:span><text:span text:style-name="T20">append</text:span><text:span text:style-name="T19"> no mesmo arquivo. </text:span></text:p>
      <text:p text:style-name="P3"><text:span text:style-name="T17"><text:tab/></text:span><text:span text:style-name="T23">O GFS utiliza </text:span><text:span text:style-name="T21">chunks</text:span><text:span text:style-name="T23"> para facilitar o uso dos arquivos grandes, cada </text:span><text:span text:style-name="T21">chunk</text:span><text:span text:style-name="T23"> possui no máximo 64 MB, quando um cliente faz um pedido de leitura ou escrita de um arquivo para o mestre, o mestre irá verificar em sua memória as metadatas dos arquivos para encontrar quais </text:span><text:span text:style-name="T21">chunk</text:span><text:span text:style-name="T23"> </text:span><text:span text:style-name="T21">servers </text:span><text:span text:style-name="T23">possuem as copias da área solicitada do arquivo </text:span><text:span text:style-name="T24">e qual deles é o primário(</text:span><text:span text:style-name="T22">chunk server </text:span><text:span text:style-name="T24">que decide qual a ordem que as mutações serão realizadas nas copias</text:span><text:span text:style-name="T22">)</text:span><text:span text:style-name="T23">, por exemplo: é feito um pedido de leitura do arquivo X na posição n, o </text:span><text:span text:style-name="T21">master</text:span><text:span text:style-name="T23"> irá calcular em qual </text:span><text:span text:style-name="T21">chunk</text:span><text:span text:style-name="T23"> deste arquivo a leitura será feita </text:span><text:span text:style-name="T24">usando o </text:span><text:span text:style-name="T22">offset</text:span><text:span text:style-name="T24">(n), depois disto ele usa uma tabela que está carregada em sua memória para encontrar quais </text:span><text:span text:style-name="T22">chunk servers </text:span><text:span text:style-name="T24">possuem as replicas do </text:span><text:span text:style-name="T22">chunk</text:span><text:span text:style-name="T24"> desejado e qual destes </text:span><text:span text:style-name="T22">chunk servers</text:span><text:span text:style-name="T24"> é o primário, então ele retorna para o cliente estás informações para então ele realizar a leitura.</text:span></text:p>
      <text:p text:style-name="P6"><text:span text:style-name="T8"><text:tab/></text:span><text:span text:style-name="T13">O mestre só é utilizado pelo cliente para fazer solicitações de leitura e escrita de </text:span><text:span text:style-name="T5">chunks</text:span><text:span text:style-name="T13">, mas após o cliente conseguir contato com os </text:span><text:span text:style-name="T5">chunk servers</text:span><text:span text:style-name="T13"> o mestre não é mais utilizado pelo cliente, está decisão foi tomada para impedir gargalos no sistema por espera do mestre. O mestre também utiliza um </text:span><text:span text:style-name="T5">heartbeat </text:span><text:span text:style-name="T13">para verificar os </text:span><text:span text:style-name="T5">chunk servers </text:span><text:span text:style-name="T14">estão integros, da seguinte maneira: o mestre mantem a versão de cada </text:span><text:span text:style-name="T6">chunk</text:span><text:span text:style-name="T14">, sempre que o mestre da uma permissão para um cliente realizar uma operação em um </text:span><text:span text:style-name="T6">chunk</text:span><text:span text:style-name="T14">, antes de retornar os valores para o cliente o mestre incrementa a versão de cada copia do </text:span><text:span text:style-name="T6">chunk</text:span><text:span text:style-name="T14"> e envia uma mensagem para cada </text:span><text:span text:style-name="T6">chunk server</text:span><text:span text:style-name="T14"> que possui este </text:span><text:span text:style-name="T6">chunk</text:span><text:span text:style-name="T14"> para atualizar também, quando o mestre manda uma mensagem de </text:span><text:span text:style-name="T6">heartbeat </text:span><text:span text:style-name="T14">para os </text:span><text:span text:style-name="T6">chunk server </text:span><text:span text:style-name="T14">eles o respondem indicando quais </text:span><text:span text:style-name="T6">chunks </text:span><text:span text:style-name="T14">eles possuem e suas respectivas versões, se o mestre detecta um </text:span><text:span text:style-name="T6">chunk</text:span><text:span text:style-name="T14"> com versão inferior a que ele tem guardado em sua memória, está copia é considerada </text:span><text:span text:style-name="T6">stale</text:span><text:span text:style-name="T14">, ele avisa para o </text:span><text:span text:style-name="T6">chunk server</text:span><text:span text:style-name="T14"> que está copia não é mais valida, e o </text:span><text:span text:style-name="T6">chunk server</text:span><text:span text:style-name="T14"> não irá utilizá-la mais. O mestre também envia a versão do </text:span><text:span text:style-name="T6">chunk</text:span><text:span text:style-name="T14"> para os servidores ou clientes que fazem soliciatões para que eles também possam verificar a integridade da copia.</text:span></text:p>
      <text:p text:style-name="P6"><text:span text:style-name="T14"><text:tab/></text:span><text:span text:style-name="T15">O sistema consegue alcançar uma alta disponibilidade utilizando as seguintes estratégias: Rapida recuperação dos servidores, eles utilizam </text:span><text:span text:style-name="T7">checkpoints</text:span><text:span text:style-name="T15"> e </text:span><text:span text:style-name="T7">logs</text:span><text:span text:style-name="T15">, ao serem inicializados os servidores irão utilizar o ultimo </text:span><text:span text:style-name="T7">checkpoint</text:span><text:span text:style-name="T15"> para carregarem os dados na memória e então irão realizar as ações guardadas no </text:span><text:span text:style-name="T7">log</text:span><text:span text:style-name="T15"> após este </text:span><text:span text:style-name="T7">checkpoint</text:span><text:span text:style-name="T15"> utilizado, tanto o mestre quando os </text:span><text:span text:style-name="T7">chunk servers</text:span><text:span text:style-name="T15">, a replicação de </text:span><text:span text:style-name="T7">chunks</text:span><text:span text:style-name="T15"> potencializa a disponibilidade dos dados, copias do </text:span><text:span text:style-name="T7">checkpoint</text:span><text:span text:style-name="T15"> e </text:span><text:span text:style-name="T7">logs</text:span><text:span text:style-name="T15"> do mestre são guardados em outras maquinas para que se houver um problema com o hardware da maquina do mestre, seja possível iniciá-lo em outra maquina sem grandes dificuldades.</text:span></text:p>
      <text:p text:style-name="P10"><text:soft-page-break/><text:span text:style-name="T15">O</text:span><text:span text:style-name="T8">s </text:span><text:span text:style-name="T2">appends </text:span><text:span text:style-name="T8">no GFS são realizados de uma maneira diferente do padrão, o dado é escrito em um offset determinado pelo próprio </text:span><text:span text:style-name="T2">chunk servers</text:span><text:span text:style-name="T8"> primário, então se muitos clientes tentarem escrever utilizando </text:span><text:span text:style-name="T2">append </text:span><text:span text:style-name="T8">não ocorrerá grandes problemas, se houver um erro durante a escrita, ela é reiniciada, com a politica de </text:span><text:span text:style-name="T2">write at least once</text:span><text:span text:style-name="T8">, e em um chunk que foi utilizado para escrever </text:span><text:span text:style-name="T2">appends </text:span><text:span text:style-name="T8">concorrentes, os dados estão dispostos em dados coesos intercalados com lixo de memória, mas os </text:span><text:span text:style-name="T2">appends </text:span><text:span text:style-name="T8">são escritos com identificadores e podem utilizar </text:span><text:span text:style-name="T2">padding</text:span><text:span text:style-name="T8"> e até pode se utilizar identificadores para se evitar o processamento de dados duplicado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32">
      <number:month number:calendar="jewish" number:style="long" number:textual="true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currency-style style:name="N12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2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25P0"/>
    </number:currency-style>
    <number:currency-style style:name="N12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4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4P0"/>
    </number:currency-style>
    <number:currency-style style:name="N123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23P0"/>
    </number:currency-style>
    <number:currency-style style:name="N121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1P0"/>
    </number:currency-style>
    <number:currency-style style:name="N119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19P0"/>
    </number:currency-style>
    <number:number-style style:name="N117P0" style:volatile="true">
      <number:number number:decimal-places="0" number:min-decimal-places="0" number:min-integer-digits="1" number:grouping="true"/>
      <number:text> </number:text>
    </number:number-style>
    <number:number-style style:name="N117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7P0"/>
    </number:number-style>
    <number:number-style style:name="N115P0" style:volatile="true">
      <number:number number:decimal-places="2" number:min-decimal-places="2" number:min-integer-digits="1" number:grouping="true"/>
      <number:text> </number:text>
    </number:number-style>
    <number:number-style style:name="N11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5P0"/>
    </number:number-style>
    <number:currency-style style:name="N113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13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13P0"/>
    </number:currency-style>
    <number:currency-style style:name="N111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11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11P0"/>
    </number:currency-style>
    <number:date-style style:name="N109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08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07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1.98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7T12:36:11.393416233</meta:creation-date>
    <dc:date>2024-08-28T18:42:55.507860771</dc:date>
    <meta:editing-duration>P1DT39M49S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2" meta:paragraph-count="15" meta:word-count="821" meta:character-count="5064" meta:non-whitespace-character-count="4257"/>
  </office:meta>
</office:document-meta>
</file>